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54" style:family="table">
      <style:table-properties style:width="16.161cm" fo:margin-left="0.439cm" fo:margin-right="0.4cm" table:align="margins" style:writing-mode="lr-tb"/>
    </style:style>
    <style:style style:name="Tabla54.A" style:family="table-column">
      <style:table-column-properties style:column-width="8.054cm" style:rel-column-width="32657*"/>
    </style:style>
    <style:style style:name="Tabla54.B" style:family="table-column">
      <style:table-column-properties style:column-width="8.107cm" style:rel-column-width="32878*"/>
    </style:style>
    <style:style style:name="Tabla5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4.B1" style:family="table-cell">
      <style:table-cell-properties style:vertical-align="middle" fo:padding="0.097cm" fo:border="0.5pt solid #000000"/>
    </style:style>
    <style:style style:name="Tabla5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5" style:family="table">
      <style:table-properties style:width="16.17cm" fo:margin-left="0.43cm" fo:margin-right="0.4cm" table:align="margins" style:writing-mode="lr-tb"/>
    </style:style>
    <style:style style:name="Tabla55.A" style:family="table-column">
      <style:table-column-properties style:column-width="8.072cm" style:rel-column-width="32712*"/>
    </style:style>
    <style:style style:name="Tabla55.B" style:family="table-column">
      <style:table-column-properties style:column-width="8.098cm" style:rel-column-width="32823*"/>
    </style:style>
    <style:style style:name="Tabla55.A1" style:family="table-cell">
      <style:table-cell-properties style:vertical-align="middle" fo:padding="0.097cm" fo:border="0.5pt solid #000000"/>
    </style:style>
    <style:style style:name="Tabla5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5.3" style:family="table-row">
      <style:table-row-properties style:min-row-height="1.124cm"/>
    </style:style>
    <style:style style:name="Tabla56" style:family="table">
      <style:table-properties style:width="16.161cm" fo:margin-left="0.42cm" fo:margin-right="0.42cm" table:align="margins" style:writing-mode="lr-tb"/>
    </style:style>
    <style:style style:name="Tabla56.A" style:family="table-column">
      <style:table-column-properties style:column-width="16.161cm" style:rel-column-width="65535*"/>
    </style:style>
    <style:style style:name="Tabla56.A1" style:family="table-cell">
      <style:table-cell-properties style:vertical-align="middle" fo:padding="0.097cm" fo:border="0.5pt solid #000000"/>
    </style:style>
    <style:style style:name="Tabla5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6.161cm" fo:margin-left="0.42cm" fo:margin-right="0.42cm" table:align="margins"/>
    </style:style>
    <style:style style:name="Table6.A" style:family="table-column">
      <style:table-column-properties style:column-width="16.161cm" style:rel-column-width="65535*"/>
    </style:style>
    <style:style style:name="Table6.A1" style:family="table-cell">
      <style:table-cell-properties style:vertical-align="middle" fo:padding="0.097cm" fo:border="0.5pt solid #000000"/>
    </style:style>
    <style:style style:name="Table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6.161cm" fo:margin-left="0.42cm" fo:margin-right="0.42cm" table:align="margins" style:writing-mode="lr-tb"/>
    </style:style>
    <style:style style:name="Table1.A" style:family="table-column">
      <style:table-column-properties style:column-width="16.161cm" style:rel-column-width="65535*"/>
    </style:style>
    <style:style style:name="Table1.1" style:family="table-row">
      <style:table-row-properties style:min-row-height="0.605cm"/>
    </style:style>
    <style:style style:name="Table1.A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4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5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6" style:family="paragraph" style:parent-style-name="Table_20_Contents">
      <style:text-properties fo:color="#000000" style:font-name="arial"/>
    </style:style>
    <style:style style:name="P7" style:family="paragraph" style:parent-style-name="Table_20_Contents">
      <style:text-properties fo:color="#000000" style:font-name="arial" fo:font-weight="bold" style:font-weight-asian="bold" style:font-weight-complex="bold"/>
    </style:style>
    <style:style style:name="P8" style:family="paragraph" style:parent-style-name="Table_20_Contents">
      <style:text-properties fo:color="#000000" style:font-name="arial" fo:font-weight="normal" style:font-weight-asian="normal" style:font-weight-complex="normal"/>
    </style:style>
    <style:style style:name="P9" style:family="paragraph" style:parent-style-name="Table_20_Contents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10" style:family="paragraph" style:parent-style-name="UC_5f_NormalAzul">
      <style:paragraph-properties fo:margin-left="0.953cm" fo:margin-right="0cm" fo:text-indent="0cm" style:auto-text-indent="false"/>
      <style:text-properties fo:color="#000000" style:font-name="arial"/>
    </style:style>
    <style:style style:name="P11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2" style:family="paragraph" style:parent-style-name="Table_20_Contents" style:list-style-name="WW8Num8">
      <style:paragraph-properties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style-complex="italic" style:font-weight-complex="normal"/>
    </style:style>
    <style:style style:name="T6" style:family="text">
      <style:text-properties style:font-style-complex="italic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dificar Tipo de ítem</text:p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7">Nombre del Caso de Uso: <text:span text:style-name="T4">Modificar Tipo de ítem</text:span></text:p>
          </table:table-cell>
          <table:table-cell table:style-name="Tabla54.B1" office:value-type="string">
            <text:p text:style-name="P7">Nro. de Caso de Uso: <text:span text:style-name="T4">CU 56</text:span></text:p>
          </table:table-cell>
        </table:table-row>
        <table:table-row>
          <table:table-cell table:style-name="Tabla54.A2" table:number-columns-spanned="2" office:value-type="string">
            <text:p text:style-name="P7">Actor Principal: <text:span text:style-name="T4">Miembro del Proyecto.</text:span></text:p>
          </table:table-cell>
          <table:covered-table-cell/>
        </table:table-row>
        <table:table-row>
          <table:table-cell table:style-name="Tabla54.A2" table:number-columns-spanned="2" office:value-type="string">
            <text:p text:style-name="P7">Objetivo: <text:span text:style-name="T4">Permite modificar tipos de ítems. </text:span></text:p>
          </table:table-cell>
          <table:covered-table-cell/>
        </table:table-row>
        <table:table-row>
          <table:table-cell table:style-name="Tabla54.A2" table:number-columns-spanned="2" office:value-type="string">
            <text:p text:style-name="P7">Pre-Condiciones:</text:p>
            <text:p text:style-name="P7"><text:s/><text:span text:style-name="T4">1</text:span> <text:span text:style-name="T4">– Debe estar creado el tipo de ítem a modificar.</text:span></text:p>
            <text:p text:style-name="P8"><text:s/>2 <text:bookmark-start text:name="__DdeLink__18821_1533337341"/>–<text:bookmark-end text:name="__DdeLink__18821_1533337341"/> El proyecto debe estar en estado en progreso.</text:p>
            <text:p text:style-name="P8"><text:s/>3 - El usuario debe poseer los permisos correspondientes.</text:p>
          </table:table-cell>
          <table:covered-table-cell/>
        </table:table-row>
        <table:table-row>
          <table:table-cell table:style-name="Tabla54.A2" table:number-columns-spanned="2" office:value-type="string">
            <text:p text:style-name="P7">Post-Condiciones:</text:p>
            <text:p text:style-name="P7"><text:span text:style-name="T4">1</text:span> <text:span text:style-name="T4">– El sistema procederá a registrar los cambios introducidos al tipo de ítem del proyecto en la base de datos.</text:span></text:p>
          </table:table-cell>
          <table:covered-table-cell/>
        </table:table-row>
      </table:table>
      <text:p text:style-name="P2"/>
      <text:p text:style-name="P3">Diagramas de casos de uso relacionados: <text:s/><text:span text:style-name="T3">Diagrama de Caso de Uso del Módulo de Desarrollo.</text:span></text:p>
      <text:p text:style-name="P2"/>
      <table:table table:name="Tabla55" table:style-name="Tabla55">
        <table:table-column table:style-name="Tabla55.A"/>
        <table:table-column table:style-name="Tabla55.B"/>
        <table:table-row>
          <table:table-cell table:style-name="Tabla55.A1" table:number-columns-spanned="2" office:value-type="string">
            <text:p text:style-name="P7">CURSO NORMAL(Camino exitoso)</text:p>
            <text:p text:style-name="P7"/>
          </table:table-cell>
          <table:covered-table-cell/>
        </table:table-row>
        <table:table-row>
          <table:table-cell table:style-name="Tabla55.A2" office:value-type="string">
            <text:p text:style-name="P7">Usuario</text:p>
          </table:table-cell>
          <table:table-cell table:style-name="Tabla55.B2" office:value-type="string">
            <text:p text:style-name="P7">Sistema</text:p>
          </table:table-cell>
        </table:table-row>
        <table:table-row table:style-name="Tabla55.3">
          <table:table-cell table:style-name="Tabla55.A2" office:value-type="string">
            <text:p text:style-name="P6">1 <text:span text:style-name="T4">–</text:span> Selecciona Administrar Tipo Item.</text:p>
          </table:table-cell>
          <table:table-cell table:style-name="Tabla55.B2" office:value-type="string">
            <text:p text:style-name="P6">2 <text:bookmark-start text:name="__DdeLink__18823_1533337341"/><text:span text:style-name="T4">–</text:span><text:bookmark-end text:name="__DdeLink__18823_1533337341"/> Se despliega la lista de tipos de ítems registrados.</text:p>
          </table:table-cell>
        </table:table-row>
        <table:table-row table:style-name="Tabla55.3">
          <table:table-cell table:style-name="Tabla55.A2" office:value-type="string">
            <text:p text:style-name="P6">3 <text:span text:style-name="T4">– Selecciona un tipo de ítem específico.</text:span></text:p>
          </table:table-cell>
          <table:table-cell table:style-name="Tabla55.B2" office:value-type="string">
            <text:p text:style-name="P6">4 <text:span text:style-name="T4">–</text:span> Se habilita los campos para la modificación los datos del tipo de ítem, el sistema verifica si es posible agregar nuevos atributos al tipo, de ser asi lo habilita.</text:p>
          </table:table-cell>
        </table:table-row>
        <table:table-row table:style-name="Tabla55.3">
          <table:table-cell table:style-name="Tabla55.A2" office:value-type="string">
            <text:p text:style-name="P6">5 <text:span text:style-name="T4">– Se procede a la modificación de alguno de los campos habilitados. </text:span></text:p>
          </table:table-cell>
          <table:table-cell table:style-name="Tabla55.B2" office:value-type="string">
            <text:p text:style-name="P6"/>
          </table:table-cell>
        </table:table-row>
        <table:table-row table:style-name="Tabla55.3">
          <table:table-cell table:style-name="Tabla55.A2" office:value-type="string">
            <text:p text:style-name="P6">6 <text:bookmark-start text:name="__DdeLink__18831_1533337341"/><text:span text:style-name="T4">–</text:span><text:bookmark-end text:name="__DdeLink__18831_1533337341"/> Selecciona “Guardar”.</text:p>
          </table:table-cell>
          <table:table-cell table:style-name="Tabla55.B2" office:value-type="string">
            <text:p text:style-name="P6">7 <text:span text:style-name="T4">–</text:span> Verifica que los datos sean válidos, y posteriormente registra los datos nuevos en la base de datos.</text:p>
          </table:table-cell>
        </table:table-row>
      </table:table>
      <text:p text:style-name="P2"/>
      <table:table table:name="Tabla56" table:style-name="Tabla56">
        <table:table-column table:style-name="Tabla56.A"/>
        <table:table-row>
          <table:table-cell table:style-name="Tabla56.A1" office:value-type="string">
            <text:p text:style-name="P7">ALTERNATIVAS(Camino exitoso)</text:p>
          </table:table-cell>
        </table:table-row>
        <table:table-row>
          <table:table-cell table:style-name="Tabla56.A2" office:value-type="string">
            <text:list xml:id="list17553481371" text:style-name="WW8Num8">
              <text:list-header>
                <text:p text:style-name="P11"><text:bookmark-start text:name="__DdeLink__17412_1054330432"/>A1. Cancelar modificación de Tipo de ítem.</text:p>
              </text:list-header>
            </text:list>
            <text:p text:style-name="P10"><text:span text:style-name="T6">El Miembro del Proyecto dispone de la opción “</text:span><text:span text:style-name="T5">Cancelar”</text:span><text:span text:style-name="T6">, en cuyo caso se cierra el formulario de Modificación de Tipo de ítem.</text:span><text:bookmark-end text:name="__DdeLink__17412_1054330432"/></text:p>
          </table:table-cell>
        </table:table-row>
      </table:table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EXCEPCIONES</text:p>
          </table:table-cell>
        </table:table-row>
        <table:table-row>
          <table:table-cell table:style-name="Table6.A2" office:value-type="string">
            <text:list xml:id="list117982419" text:continue-numbering="true" text:style-name="WW8Num8">
              <text:list-header>
                <text:p text:style-name="P11"/>
                <text:p text:style-name="P11">E1. Campos no válidos.</text:p>
                <text:list>
                  <text:list-header>
                    <text:p text:style-name="P12"><text:span text:style-name="T7">E1.1</text:span> Esto puede darse si no se completan los campos obligatorios. </text:p>
                    <text:p text:style-name="P12"><text:span text:style-name="T7">E1.2</text:span> En caso que el Nombre del Tipo de ítem no sea único.</text:p>
                    <text:p text:style-name="P12"><text:span text:style-name="T7">E1.3 </text:span><text:span text:style-name="T4">Se debe lanzar un mensaje indicando la invalidez de los datos </text:span><text:soft-page-break/><text:span text:style-name="T4">modificados.</text:span></text:p>
                  </text:list-header>
                </text:list>
                <text:p text:style-name="P11">E1. Servidor Web no disponible.</text:p>
              </text:list-header>
            </text:list>
            <text:p text:style-name="P9">Si el Sistema no puede interactuar con el Servidor Web para la Modificación de Tipo de ítem, el usuario debe ser notificado por medio </text:p>
            <text:p text:style-name="P9">de un mensaje.</text:p>
            <text:p text:style-name="P9"/>
          </table:table-cell>
        </table:table-row>
      </table:table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Asociaciones de Extensión:Administrar Tipo de Item</text:p>
          </table:table-cell>
        </table:table-row>
        <table:table-row>
          <table:table-cell table:style-name="Table1.A2" office:value-type="string">
            <text:p text:style-name="P6">Asociaciones de Inclusión: <text:s/></text:p>
          </table:table-cell>
        </table:table-row>
        <table:table-row>
          <table:table-cell table:style-name="Table1.A2" office:value-type="string">
            <text:p text:style-name="P6">Caso de Uso donde se incluye: </text:p>
          </table:table-cell>
        </table:table-row>
        <table:table-row>
          <table:table-cell table:style-name="Table1.A2" office:value-type="string">
            <text:p text:style-name="P6">Caso de Uso al que se extiende: Administrar Tipo de Item, Consultar Tipo Item</text:p>
          </table:table-cell>
        </table:table-row>
        <table:table-row>
          <table:table-cell table:style-name="Table1.A2" office:value-type="string">
            <text:p text:style-name="P6">Caso de Uso de Generalización: </text:p>
          </table:table-cell>
        </table:table-row>
        <table:table-row>
          <table:table-cell table:style-name="Table1.A2" office:value-type="string">
            <text:p text:style-name="P6">Requerimientos Funcionales Asociados: RF192 al RF200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6:28:29</meta:creation-date>
    <dc:date>2013-03-22T23:45:10</dc:date>
    <meta:editing-duration>PT11S</meta:editing-duration>
    <meta:editing-cycles>9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40" meta:word-count="351" meta:character-count="2076" meta:non-whitespace-character-count="1752"/>
  </office:meta>
</office:document-meta>
</file>